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List_20_Paragraph" style:list-style-name="WWNum10"/>
    <style:style style:name="P2" style:family="paragraph" style:parent-style-name="List_20_Paragraph" style:list-style-name="WWNum8"/>
    <style:style style:name="P3" style:family="paragraph" style:parent-style-name="List_20_Paragraph" style:list-style-name="WWNum9"/>
    <style:style style:name="P4" style:family="paragraph" style:parent-style-name="List_20_Paragraph" style:list-style-name="WWNum10">
      <style:text-properties fo:background-color="#ffff00"/>
    </style:style>
    <style:style style:name="P5" style:family="paragraph" style:parent-style-name="List_20_Paragraph" style:list-style-name="WWNum8">
      <style:text-properties fo:background-color="#ffff00"/>
    </style:style>
    <style:style style:name="P6" style:family="paragraph" style:parent-style-name="List_20_Paragraph" style:list-style-name="WWNum9">
      <style:text-properties fo:background-color="#ffff00"/>
    </style:style>
    <style:style style:name="P7" style:family="paragraph" style:parent-style-name="List_20_Paragraph">
      <style:paragraph-properties fo:break-before="page"/>
      <style:text-properties fo:language="en" fo:country="US"/>
    </style:style>
    <style:style style:name="P8" style:family="paragraph" style:parent-style-name="Standard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</style:style>
    <style:style style:name="P12" style:family="paragraph" style:parent-style-name="Standard">
      <style:paragraph-properties fo:margin-left="0.635cm" fo:margin-right="0cm" fo:text-indent="0cm" style:auto-text-indent="false" fo:break-before="page"/>
      <style:text-properties fo:language="en" fo:country="US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margin-left="1.249cm" fo:margin-right="0cm" fo:text-indent="0cm" style:auto-text-indent="false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background-color="#ffff00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1.249cm" fo:margin-right="0cm" fo:text-indent="1.249cm" style:auto-text-indent="fals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margin-left="0cm" fo:margin-right="0cm" fo:text-indent="0.635cm" style:auto-text-indent="false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22" style:family="paragraph" style:parent-style-name="Standard">
      <style:paragraph-properties fo:margin-left="0cm" fo:margin-right="0cm" fo:text-indent="0.63cm" style:auto-text-indent="false"/>
    </style:style>
    <style:style style:name="P23" style:family="paragraph" style:parent-style-name="Standard">
      <style:paragraph-properties fo:margin-left="0cm" fo:margin-right="0cm" fo:margin-top="0cm" fo:margin-bottom="0.635cm" style:contextual-spacing="false" fo:text-indent="0.63cm" style:auto-text-indent="false"/>
    </style:style>
    <style:style style:name="P24" style:family="paragraph" style:parent-style-name="Standard">
      <style:paragraph-properties fo:margin-left="0cm" fo:margin-right="0cm" fo:margin-top="0cm" fo:margin-bottom="0.423cm" style:contextual-spacing="false" fo:text-indent="0.63cm" style:auto-text-indent="false"/>
    </style:style>
    <style:style style:name="P25" style:family="paragraph" style:parent-style-name="Standard" style:master-page-name="Standard">
      <style:paragraph-properties style:page-number="auto"/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P26" style:family="paragraph">
      <style:text-properties style:font-name="Arial Black" fo:font-size="54pt"/>
    </style:style>
    <style:style style:name="P27" style:family="paragraph">
      <loext:graphic-properties draw:fill="solid" draw:fill-color="#b2b2b2" draw:opacity="50%"/>
      <style:text-properties style:font-name="Arial Black" fo:font-size="54pt"/>
    </style:style>
    <style:style style:name="T1" style:family="text">
      <style:text-properties fo:font-size="24pt" fo:language="en" fo:country="US" fo:font-weight="bold" style:font-size-asian="24pt" style:language-asian="es" style:country-asian="ES" style:font-weight-asian="bold" style:font-size-complex="2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language-asian="es" style:country-asian="ES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style:font-name-complex="Calibri1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language-asian="es" style:country-asian="ES" style:font-weight-asian="bold"/>
    </style:style>
    <style:style style:name="T9" style:family="text">
      <style:text-properties fo:language="en" fo:country="GB" fo:font-style="italic" style:font-style-asian="italic"/>
    </style:style>
    <style:style style:name="T10" style:family="text">
      <style:text-properties officeooo:rsid="001b93f8"/>
    </style:style>
    <style:style style:name="gr1" style:family="graphic">
      <style:graphic-properties draw:stroke="solid" svg:stroke-width="0.035cm" svg:stroke-color="#3333cc" draw:stroke-linejoin="round" svg:stroke-linecap="butt" draw:fill="solid" draw:fill-color="#b2b2b2" draw:opacity="50%" draw:textarea-vertical-align="top" draw:auto-grow-height="false" draw:auto-grow-width="false" fo:min-height="1.7cm" fo:min-width="14.997cm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8"/>
      <text:p text:style-name="P8"/>
      <text:p text:style-name="P8"/>
      <text:p text:style-name="P8"/>
      <text:p text:style-name="Standard"><draw:custom-shape text:anchor-type="as-char" draw:z-index="0" draw:style-name="gr1" draw:text-style-name="P27" svg:width="14.997cm" svg:height="1.701cm"><text:p text:style-name="P26">Preguntas tipo de exame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8"/>
      <text:p text:style-name="P11"><text:span text:style-name="T3">Pregunta 1</text:span></text:p>
      <text:p text:style-name="P13"><text:span text:style-name="T2">Given the following interface:</text:span></text:p>
      <text:p text:style-name="P13"><text:span text:style-name="T5">public sealed interface Prints permits M1,M2{}</text:span></text:p>
      <text:p text:style-name="P13"><text:span text:style-name="T2">What of the following definitions are correct?</text:span></text:p>
      <text:list xml:id="list996309896" text:style-name="WWNum10">
        <text:list-item>
          <text:p text:style-name="P1"><text:span text:style-name="T2">sealed class M1 implements Prints{}</text:span></text:p>
        </text:list-item>
      </text:list>
      <text:p text:style-name="P15"><text:span text:style-name="T2">non-sealed interface M2 extends Prints{} </text:span></text:p>
      <text:list xml:id="list110728518621001" text:continue-numbering="true" text:style-name="WWNum10">
        <text:list-item>
          <text:p text:style-name="P4"><text:span text:style-name="T2">non-sealed interface M1 extends Prints{}</text:span></text:p>
        </text:list-item>
      </text:list>
      <text:p text:style-name="P16"><text:span text:style-name="T2">final class M2 implements Prints{}</text:span></text:p>
      <text:list xml:id="list110729547991497" text:continue-numbering="true" text:style-name="WWNum10">
        <text:list-item>
          <text:p text:style-name="P1"><text:span text:style-name="T2">final class M1 implements Prints{}</text:span></text:p>
        </text:list-item>
      </text:list>
      <text:p text:style-name="P15"><text:span text:style-name="T2">non-sealed interface M2 implements Prints{}</text:span></text:p>
      <text:list xml:id="list110728674826824" text:continue-numbering="true" text:style-name="WWNum10">
        <text:list-item>
          <text:p text:style-name="P1"><text:span text:style-name="T2">final interface M1 extends Prints{}</text:span></text:p>
        </text:list-item>
      </text:list>
      <text:p text:style-name="P15"><text:span text:style-name="T2">non-sealed interface M2 extends Prints{}</text:span></text:p>
      <text:p text:style-name="P9">// <text:span text:style-name="T10">A No, porque siendo sealed tenía que tener el permits</text:span></text:p>
      <text:p text:style-name="P12"/>
      <text:p text:style-name="P14"><text:span text:style-name="T4">Pregunta 2</text:span></text:p>
      <text:p text:style-name="Standard"><text:span text:style-name="T2">What is true about sealed class? (choose two)</text:span></text:p>
      <text:list xml:id="list2387554038" text:style-name="WWNum8">
        <text:list-item>
          <text:p text:style-name="P5"><text:span text:style-name="T2">sealed class and permits classes must be in the same module</text:span></text:p>
        </text:list-item>
        <text:list-item>
          <text:p text:style-name="P2"><text:span text:style-name="T2">sealed class and permits classes must be public</text:span></text:p>
        </text:list-item>
        <text:list-item>
          <text:p text:style-name="P2"><text:span text:style-name="T2">sealed class must not have a constructor</text:span></text:p>
        </text:list-item>
        <text:list-item>
          <text:p text:style-name="P5"><text:span text:style-name="T2">sealed class can extends another class</text:span></text:p>
        </text:list-item>
        <text:list-item>
          <text:p text:style-name="P2"><text:span text:style-name="T2">sealed class can be final</text:span></text:p>
        </text:list-item>
      </text:list>
      <text:p text:style-name="P9"/>
      <text:p text:style-name="P7"/>
      <text:p text:style-name="P14"><text:span text:style-name="T8">Pregunta 3</text:span></text:p>
      <text:p text:style-name="Standard"><text:span text:style-name="T2">Given:</text:span></text:p>
      <text:p text:style-name="Standard"><text:span text:style-name="T5">interface Principal{</text:span></text:p>
      <text:p text:style-name="Standard"><text:span text:style-name="T5"><text:s text:c="4"/>int id();</text:span></text:p>
      <text:p text:style-name="Standard"><text:span text:style-name="T5">}</text:span></text:p>
      <text:p text:style-name="Standard"><text:span text:style-name="T5">sealed class Person <text:s/>implements Principal permits Student, Teacher {</text:span></text:p>
      <text:p text:style-name="P17"><text:span text:style-name="T5">public int id(){</text:span></text:p>
      <text:p text:style-name="P18"><text:span text:style-name="T5">return 0;</text:span></text:p>
      <text:p text:style-name="P17"><text:span text:style-name="T5">}</text:span></text:p>
      <text:p text:style-name="Standard"><text:span text:style-name="T5">}</text:span></text:p>
      <text:p text:style-name="Standard"><text:span text:style-name="T5">record Student(int id, <text:s/>String subject) extends Person {}</text:span></text:p>
      <text:p text:style-name="Standard"><text:span text:style-name="T5">sealed interface Teacher extends Person{}</text:span></text:p>
      <text:p text:style-name="P9"/>
      <text:p text:style-name="Standard"><text:span text:style-name="T2">¿Why doesn't compile the above code? (choose 2)</text:span></text:p>
      <text:list xml:id="list4081308244" text:style-name="WWNum9">
        <text:list-item>
          <text:p text:style-name="P3"><text:span text:style-name="T2">Sealed class can't implement an interface</text:span></text:p>
        </text:list-item>
        <text:list-item>
          <text:p text:style-name="P3"><text:span text:style-name="T2">Sealed class must be declared abstract</text:span></text:p>
        </text:list-item>
        <text:list-item>
          <text:p text:style-name="P6"><text:span text:style-name="T2">A record can't extends a class</text:span></text:p>
        </text:list-item>
        <text:list-item>
          <text:p text:style-name="P6"><text:span text:style-name="T2">Teacher interface must specific a list of permitted interfaces/classes</text:span></text:p>
        </text:list-item>
      </text:list>
      <text:p text:style-name="P10"/>
      <text:p text:style-name="P19"><text:span text:style-name="T6"><text:tab/><text:tab/></text:span><text:span text:style-name="T8">Pregunta 4</text:span></text:p>
      <text:p text:style-name="P20"><text:span text:style-name="T7">Given:</text:span></text:p>
      <text:p text:style-name="P22"><text:span text:style-name="T9">sealed class C1 { <text:s text:c="2"/>//Line 1</text:span></text:p>
      <text:p text:style-name="P22"><text:span text:style-name="T9"><text:tab/>sealed class C2 extends C1 permits C3{<text:tab/> //Line 2<text:tab/></text:span></text:p>
      <text:p text:style-name="P22"><text:span text:style-name="T9"><text:tab/>}</text:span></text:p>
      <text:p text:style-name="P22"><text:span text:style-name="T9"><text:tab/>final class C3 extends C2{ <text:s/>//Line 3<text:tab/></text:span></text:p>
      <text:p text:style-name="P22"><text:span text:style-name="T9"><text:tab/>}</text:span></text:p>
      <text:p text:style-name="P22"><text:span text:style-name="T9"><text:tab/>class C4 extends C3{ <text:s text:c="2"/>//Line 4</text:span></text:p>
      <text:p text:style-name="P22"><text:span text:style-name="T9"><text:tab/>}</text:span></text:p>
      <text:p text:style-name="P22"><text:span text:style-name="T9"><text:tab/>void method() {</text:span></text:p>
      <text:p text:style-name="P22"><text:span text:style-name="T9"><text:tab/><text:tab/>C1 c=new C3(); <text:s/>//Line 5</text:span></text:p>
      <text:p text:style-name="P22"><text:span text:style-name="T9"><text:tab/>}</text:span></text:p>
      <text:p text:style-name="P23"><text:span text:style-name="T9">}</text:span></text:p>
      <text:p text:style-name="P24"><text:span text:style-name="T7">Where is the compilation fail?:</text:span></text:p>
      <text:p text:style-name="P20"><text:span text:style-name="T7">A. Line 1</text:span></text:p>
      <text:p text:style-name="P20"><text:span text:style-name="T7">B. Line 2</text:span></text:p>
      <text:p text:style-name="P20"><text:span text:style-name="T7">C. Line 3</text:span></text:p>
      <text:p text:style-name="P21"><text:span text:style-name="T7">D. Line 4</text:span></text:p>
      <text:p text:style-name="P20"><text:span text:style-name="T7">E. Line 5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.212cm" fo:margin-bottom="0.212cm" style:contextual-spacing="false" fo:line-height="100%" fo:text-align="justify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Verdana" style:font-family-complex="Verdana" style:font-family-generic-complex="system" style:font-pitch-complex="variable" style:font-size-complex="10pt"/>
    </style:style>
    <style:style style:name="gbg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96cm" fo:text-indent="-0.63cm" fo:margin-left="2.7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7</meta:editing-cycles>
    <meta:print-date>2022-11-18T16:57:00</meta:print-date>
    <meta:creation-date>2022-11-18T16:58:00</meta:creation-date>
    <dc:date>2024-05-24T11:07:28.183000000</dc:date>
    <meta:editing-duration>PT1H13M42S</meta:editing-duration>
    <meta:generator>LibreOffice/7.0.2.2$Windows_X86_64 LibreOffice_project/8349ace3c3162073abd90d81fd06dcfb6b36b994</meta:generator>
    <meta:document-statistic meta:table-count="0" meta:image-count="0" meta:object-count="0" meta:page-count="5" meta:paragraph-count="57" meta:word-count="266" meta:character-count="1542" meta:non-whitespace-character-count="13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